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paragraph-properties fo:text-align="end" style:justify-single-word="false"/>
      <style:text-properties style:use-window-font-color="true"/>
    </style:style>
    <style:style style:name="P4" style:family="paragraph" style:parent-style-name="UrbanBody">
      <style:text-properties style:use-window-font-color="true" style:font-name="Times New Roman1" fo:font-size="12pt" style:font-size-asian="12pt" style:font-size-complex="12pt"/>
    </style:style>
    <style:style style:name="P5" style:family="paragraph" style:parent-style-name="UrbanBody">
      <style:text-properties style:use-window-font-color="true" style:font-name="Times New Roman1" fo:font-size="12pt" fo:language="zxx" fo:country="none" fo:font-style="italic" fo:font-weight="bold" style:font-size-asian="12pt" style:font-style-asian="italic" style:font-weight-asian="bold" style:font-size-complex="12pt"/>
    </style:style>
    <style:style style:name="P6" style:family="paragraph" style:parent-style-name="UrbanBody">
      <style:text-properties style:use-window-font-color="true" style:font-name="Times New Roman1" fo:font-size="12pt" fo:language="zxx" fo:country="none" fo:font-style="normal" fo:font-weight="normal" style:font-size-asian="12pt" style:font-style-asian="normal" style:font-weight-asian="normal" style:font-size-complex="12pt"/>
    </style:style>
    <style:style style:name="P7" style:family="paragraph" style:parent-style-name="UrbanBody">
      <style:text-properties style:use-window-font-color="true" style:font-name="Times New Roman1" fo:font-size="12pt" fo:font-style="normal" fo:font-weight="normal" style:font-size-asian="12pt" style:font-style-asian="normal" style:font-weight-asian="normal" style:font-size-complex="12pt"/>
    </style:style>
    <style:style style:name="P8" style:family="paragraph" style:parent-style-name="UrbanBody">
      <style:text-properties style:use-window-font-color="true" style:font-name="Times New Roman1" fo:font-size="12pt" fo:font-style="normal" style:font-size-asian="12pt" style:font-style-asian="normal" style:font-size-complex="12pt"/>
    </style:style>
    <style:style style:name="P9" style:family="paragraph" style:parent-style-name="UrbanBody">
      <style:text-properties style:use-window-font-color="true" style:font-name="Times New Roman1" fo:font-size="12pt" fo:font-style="normal" style:text-underline-style="solid" style:text-underline-width="auto" style:text-underline-color="font-color" style:font-size-asian="12pt" style:font-style-asian="normal" style:font-size-complex="12pt"/>
    </style:style>
    <style:style style:name="P10" style:family="paragraph" style:parent-style-name="UrbanBody">
      <style:text-properties style:use-window-font-color="true" style:font-name="Times New Roman1" fo:font-size="12pt" fo:font-style="normal" style:text-underline-style="none" style:font-size-asian="12pt" style:font-style-asian="normal" style:font-size-complex="12pt"/>
    </style:style>
    <style:style style:name="P11" style:family="paragraph" style:parent-style-name="UrbanBody">
      <style:text-properties style:use-window-font-color="true"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UrbanBody">
      <style:text-properties style:use-window-font-color="true" style:font-name="Times New Roman1" fo:font-size="12pt" style:text-underline-style="none" style:font-size-asian="12pt" style:font-size-complex="12pt"/>
    </style:style>
    <style:style style:name="P13" style:family="paragraph" style:parent-style-name="UrbanBody">
      <style:text-properties style:use-window-font-color="true" style:font-name="Times New Roman1" fo:font-size="12pt" fo:language="fr" fo:country="BE" fo:font-style="normal" style:text-underline-style="none" fo:font-weight="normal" style:font-size-asian="12pt" style:font-style-asian="normal" style:font-weight-asian="normal" style:font-size-complex="12pt"/>
    </style:style>
    <style:style style:name="P14" style:family="paragraph" style:parent-style-name="UrbanBody">
      <style:text-properties style:use-window-font-color="true" style:font-name="Times New Roman1" fo:font-size="12pt" fo:language="fr" fo:country="BE" fo:font-style="normal" style:text-underline-style="none" fo:font-weight="normal" style:font-size-asian="10.5pt" style:font-style-asian="normal" style:font-weight-asian="normal" style:font-size-complex="12pt"/>
    </style:style>
    <style:style style:name="P15" style:family="paragraph" style:parent-style-name="UrbanBody">
      <style:text-properties style:use-window-font-color="true" style:font-name="Times New Roman1" fo:font-size="12pt" fo:language="fr" fo:country="BE" fo:font-style="normal" style:text-underline-style="none" fo:font-weight="bold" style:font-size-asian="12pt" style:font-style-asian="normal" style:font-weight-asian="bold" style:font-size-complex="12pt" style:font-weight-complex="bold"/>
    </style:style>
    <style:style style:name="P16"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2pt" style:font-style-asian="normal" style:font-weight-asian="normal" style:font-size-complex="12pt"/>
    </style:style>
    <style:style style:name="P17"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0.5pt" style:font-style-asian="normal" style:font-weight-asian="normal" style:font-size-complex="12pt"/>
    </style:style>
    <style:style style:name="P18" style:family="paragraph" style:parent-style-name="UrbanBody">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P19" style:family="paragraph" style:parent-style-name="UrbanBody">
      <style:text-properties style:use-window-font-color="true" style:font-name="Times New Roman1" fo:font-size="12pt" fo:font-style="italic" style:text-underline-style="none" fo:font-weight="normal" style:font-size-asian="12pt" style:font-style-asian="italic" style:font-weight-asian="normal" style:font-size-complex="12pt" style:font-style-complex="italic" style:font-weight-complex="normal"/>
    </style:style>
    <style:style style:name="P20" style:family="paragraph" style:parent-style-name="UrbanBody">
      <style:text-properties style:use-window-font-color="true" style:font-name="Times New Roman1" fo:font-size="11pt" fo:language="fr" fo:country="BE" fo:font-style="normal" style:text-underline-style="none" fo:font-weight="normal" style:font-size-asian="11pt" style:font-style-asian="normal" style:font-weight-asian="normal" style:font-size-complex="11pt"/>
    </style:style>
    <style:style style:name="P21" style:family="paragraph" style:parent-style-name="UrbanBody">
      <style:text-properties style:use-window-font-color="true" style:font-name="Times New Roman2" fo:font-size="12pt" fo:font-style="normal" style:font-size-asian="12pt" style:font-style-asian="normal" style:font-size-complex="12pt"/>
    </style:style>
    <style:style style:name="P22" style:family="paragraph" style:parent-style-name="UrbanBody">
      <style:text-properties style:use-window-font-color="true" fo:font-style="italic" style:font-style-asian="italic" style:font-style-complex="italic"/>
    </style:style>
    <style:style style:name="P23" style:family="paragraph" style:parent-style-name="UrbanBody">
      <style:text-properties style:use-window-font-color="true" fo:font-style="italic" fo:font-weight="normal" style:font-style-asian="italic" style:font-weight-asian="normal" style:font-style-complex="italic"/>
    </style:style>
    <style:style style:name="P24" style:family="paragraph" style:parent-style-name="UrbanBody">
      <style:text-properties style:use-window-font-color="true" fo:font-style="normal" fo:font-weight="normal" style:font-style-asian="normal" style:font-weight-asian="normal"/>
    </style:style>
    <style:style style:name="P25" style:family="paragraph" style:parent-style-name="UrbanBody">
      <style:text-properties style:use-window-font-color="true" fo:font-style="normal" style:font-style-asian="normal" style:font-style-complex="normal"/>
    </style:style>
    <style:style style:name="P26" style:family="paragraph" style:parent-style-name="UrbanBody">
      <style:paragraph-properties fo:break-before="page"/>
      <style:text-properties style:use-window-font-color="true" style:font-name="Times New Roman1" fo:font-size="12pt" fo:language="fr" fo:country="BE" fo:font-style="normal" fo:font-weight="normal" style:font-size-asian="12pt" style:font-style-asian="normal" style:font-weight-asian="normal" style:font-size-complex="12pt"/>
    </style:style>
    <style:style style:name="P27" style:family="paragraph" style:parent-style-name="UrbanTitle2">
      <style:text-properties style:text-underline-style="none"/>
    </style:style>
    <style:style style:name="P28" style:family="paragraph" style:parent-style-name="UrbanTitle2">
      <style:text-properties fo:font-weight="bold" style:font-weight-asian="bold" style:font-weight-complex="bold"/>
    </style:style>
    <style:style style:name="P29" style:family="paragraph" style:parent-style-name="UrbanTitle2">
      <style:text-properties fo:font-style="italic" style:text-underline-style="none" fo:font-weight="normal" style:font-style-asian="italic" style:font-weight-asian="normal" style:font-style-complex="italic" style:font-weight-complex="normal"/>
    </style:style>
    <style:style style:name="P30" style:family="paragraph" style:parent-style-name="UrbanBody">
      <style:paragraph-properties fo:margin-left="0cm" fo:margin-right="0cm" fo:text-indent="0cm" style:auto-text-indent="false"/>
      <style:text-properties style:use-window-font-color="true" style:font-name="Times New Roman1" fo:font-size="12pt" fo:font-style="normal" style:font-size-asian="12pt" style:font-style-asian="normal" style:font-size-complex="12pt"/>
    </style:style>
    <style:style style:name="P31" style:family="paragraph" style:parent-style-name="UrbanBody" style:list-style-name="L1"/>
    <style:style style:name="P32" style:family="paragraph" style:parent-style-name="UrbanBody" style:list-style-name="L2"/>
    <style:style style:name="P33" style:family="paragraph" style:parent-style-name="UrbanBody" style:list-style-name="L3"/>
    <style:style style:name="P34" style:family="paragraph" style:parent-style-name="UrbanBody" style:list-style-name="L4"/>
    <style:style style:name="P35" style:family="paragraph" style:parent-style-name="UrbanBody" style:list-style-name="L5"/>
    <style:style style:name="P36" style:family="paragraph" style:parent-style-name="UrbanBody" style:list-style-name="L6"/>
    <style:style style:name="P37" style:family="paragraph" style:parent-style-name="UrbanBody" style:list-style-name="L7"/>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style:font-style-complex="normal"/>
    </style:style>
    <style:style style:name="T4" style:family="text">
      <style:text-properties fo:font-style="normal" style:font-style-asian="normal"/>
    </style:style>
    <style:style style:name="T5" style:family="text">
      <style:text-properties fo:font-style="normal" fo:font-weight="normal"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style:font-name="Times New Roman1" fo:font-size="12pt" style:font-size-asian="12pt" style:font-size-complex="12pt"/>
    </style:style>
    <style:style style:name="T8" style:family="text">
      <style:text-properties fo:font-weight="bold" style:font-weight-asian="bold" style:font-weight-complex="bold"/>
    </style:style>
    <style:style style:name="T9" style:family="text">
      <style:text-properties style:use-window-font-color="true" style:font-name="Times New Roman1" fo:font-size="12pt" fo:letter-spacing="-0.002cm" fo:language="fr" fo:country="BE"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Times New Roman1" fo:font-size="12pt" fo:letter-spacing="-0.002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style:use-window-font-color="true" style:font-name="Times New Roman1" fo:font-size="12pt" fo:letter-spacing="0.004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2" style:family="text">
      <style:text-properties style:use-window-font-color="true" style:font-name="Times New Roman1" fo:font-size="12pt" fo:language="fr" fo:country="BE" fo:font-style="normal" style:text-underline-style="solid" style:text-underline-width="auto" style:text-underline-color="font-color" style:font-size-asian="12pt" style:font-style-asian="normal" style:font-size-complex="12pt" style:font-style-complex="normal"/>
    </style:style>
    <style:style style:name="T13" style:family="text">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4" style:family="text">
      <style:text-properties style:use-window-font-color="true" style:font-name="Times New Roman1" fo:font-size="12pt" style:font-size-asian="12pt" style:font-size-complex="12pt"/>
    </style:style>
    <style:style style:name="T15" style:family="text">
      <style:text-properties style:use-window-font-color="true" style:font-name="Times New Roman1" fo:font-size="12pt" fo:font-weight="normal" style:font-size-asian="12pt" style:font-weight-asian="normal" style:font-size-complex="12pt" style:font-weight-complex="normal"/>
    </style:style>
    <style:style style:name="T16" style:family="text">
      <style:text-properties style:use-window-font-color="true" style:font-name="Times New Roman1" fo:font-size="12pt" fo:font-style="normal" style:font-size-asian="12pt" style:font-style-asian="normal" style:font-size-complex="12pt"/>
    </style:style>
    <style:style style:name="T17" style:family="text">
      <style:text-properties style:use-window-font-color="true" style:text-position="super 58%"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8" style:family="text">
      <style:text-properties style:use-window-font-color="true" style:font-name="Times New Roman2" fo:font-size="12pt" fo:font-style="normal" style:font-size-asian="12pt" style:font-style-asian="normal" style:font-size-complex="12pt"/>
    </style:style>
    <style:style style:name="T19" style:family="text">
      <style:text-properties style:text-position="super 58%" fo:font-style="normal" style:text-underline-style="solid" style:text-underline-width="auto" style:text-underline-color="font-color" fo:font-weight="normal" style:font-style-asian="normal" style:font-weight-asian="normal"/>
    </style:style>
    <style:style style:name="T20" style:family="text">
      <style:text-properties style:text-position="super 58%" fo:letter-spacing="0.004cm" fo:language="fr" fo:country="BE"/>
    </style:style>
    <style:style style:name="T21" style:family="text">
      <style:text-properties fo:language="zxx" fo:country="none"/>
    </style:style>
    <style:style style:name="T22" style:family="text">
      <style:text-properties fo:language="zxx" fo:country="none" fo:font-style="normal" fo:font-weight="normal" style:font-style-asian="normal" style:font-weight-asian="normal"/>
    </style:style>
    <style:style style:name="T23" style:family="text">
      <style:text-properties fo:font-weight="normal" style:font-weight-asian="normal" style:font-weight-complex="normal"/>
    </style:style>
    <style:style style:name="T24" style:family="text">
      <style:text-properties fo:language="fr" fo:country="BE"/>
    </style:style>
    <style:style style:name="T25" style:family="text">
      <style:text-properties fo:language="fr" fo:country="BE" fo:font-style="normal" fo:font-weight="normal" style:font-style-asian="normal" style:font-weight-asian="normal"/>
    </style:style>
    <style:style style:name="T26" style:family="text">
      <style:text-properties fo:letter-spacing="0.004cm" fo:language="fr" fo:country="BE"/>
    </style:style>
    <style:style style:name="T27" style:family="text">
      <style:text-properties fo:font-size="11pt" style:font-size-asian="11pt" style:font-size-complex="11pt"/>
    </style:style>
    <style:style style:name="T28" style:family="text">
      <style:text-properties style:font-name="Times New Roman2"/>
    </style:style>
    <style:style style:name="T29" style:family="text">
      <style:text-properties style:font-name="Times New Roman2" fo:font-style="normal" fo:font-weight="normal" style:font-style-asian="normal" style:font-weight-asian="normal"/>
    </style:style>
    <style:style style:name="T30" style:family="text">
      <style:text-properties fo:font-size="12pt" fo:language="fr" fo:country="BE" fo:font-style="italic" style:text-underline-style="none" style:font-size-asian="12pt" style:font-style-asian="italic" style:font-style-complex="italic"/>
    </style:style>
    <style:style style:name="T3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3"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6" style:family="text">
      <style:text-properties style:use-window-font-color="true" style:text-outline="false" style:text-line-through-style="none" style:text-position="0% 100%" style:font-name="DejaVu Sans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rame1" text:anchor-type="paragraph" svg:x="-0.011cm" svg:y="-0.011cm" svg:width="7.13cm" svg:height="5.23cm" draw:z-index="0"><draw:text-box><text:p text:style-name="Standard"><office:annotation><dc:creator>sde </dc:creator><dc:date>2011-07-26T10:00:42</dc:date><text:p text:style-name="P39"><text:span text:style-name="T33">do text</text:span></text:p><text:p text:style-name="P39"><text:span text:style-name="T33">from document(at=header, format='odt')</text:span></text:p></office:annotation>Import depuis header.odt</text:p></draw:text-box></draw:frame> <text:text-input text:description="Date">urbanEventObj.getFormattedDate(withCityNamePrefix=True)</text:text-input></text:p>
      <text:p text:style-name="P2"/>
      <text:p text:style-name="P2"/>
      <text:p text:style-name="P2"><draw:frame draw:style-name="fr1" draw:name="Cadre1" text:anchor-type="paragraph" svg:x="7.796cm" svg:y="0.051cm" svg:width="8.511cm" svg:height="3.256cm" draw:z-index="1"><draw:text-box><text:p text:style-name="Standard"><text:span text:style-name="T2"><office:annotation><dc:creator>sde </dc:creator><dc:date>2011-07-27T10:01:44</dc:date><text:p text:style-name="P38"><text:span text:style-name="T31">do text if not len(self.getApplicants()) &gt; 1</text:span></text:p><text:p text:style-name="P38"><text:span text:style-name="T32">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38"><text:span text:style-name="T31">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38"><text:span text:style-name="T37">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office:annotation><dc:creator>sde </dc:creator><dc:date>2011-07-27T10:02:17</dc:date><text:p text:style-name="P38"><text:span text:style-name="T31">do text</text:span></text:p><text:p text:style-name="P38"><text:span text:style-name="T32">from document(at=reference, format='odt')</text:span></text:p></office:annotation></text:span>Import depuis reference.odt</text:p>
      <text:p text:style-name="P2"/>
      <text:p text:style-name="P2"><text:span text:style-name="T8">Objet :</text:span> <text:text-input text:description="Objet des travaux">self.getLicenceSubject()</text:text-input></text:p>
      <text:p text:style-name="P2"><text:span text:style-name="T8">Situation : </text:span><text:text-input text:description="Situation des travaux">self.getWorkLocationSignaletic()</text:text-input></text:p>
      <text:p text:style-name="P2"><text:span text:style-name="T8">Référence cadastrale :</text:span> <text:text-input text:description="Bien-Parcelles">self.getPortionOutsText()</text:text-input></text:p>
      <text:p text:style-name="P2"/>
      <text:p text:style-name="P4">Le Collège communal,</text:p>
      <text:p text:style-name="P4"/>
      <text:p text:style-name="P4">Vu le Code Wallon de l’Aménagement du Territoire, de l’Urbanisme, du Patrimoine et de l’Energie, en vigueur ;</text:p>
      <text:p text:style-name="P4"/>
      <text:p text:style-name="P4">Vu l’article 123, 1° de la Nouvelle loi communale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Considérant que <text:s/><office:annotation><dc:creator>Gauthier Bastien</dc:creator><dc:date>2011-02-21T09:23:46</dc:date><text:p text:style-name="P38"><text:span text:style-name="T32">do text if not len(self.getApplicants()) &gt; 1</text:span></text:p></office:annotation><text:text-input text:description="Titre du demandeur">applicantobj.getPersonTitleValue()</text:text-input> <text:text-input text:description="Demandeurs">self.getApplicantsSignaletic(withaddress=True)</text:text-input> a introduit une demande de permis d'urbanisme relative à un bien sis <text:text-input text:description="Situation des travaux">self.getWorkLocationSignaletic()</text:text-input>, inscrit au cadastre à la référence <text:text-input text:description="Bien-Parcelles">self.getPortionOutsText()</text:text-input> et tendant à « <text:text-input text:description="Objet des travaux">self.getLicenceSubject()</text:text-input> »;</text:p>
      <text:p text:style-name="P4"/>
      <text:p text:style-name="P4">Considérant que les actes ou travaux projetés ne sont pas repris à l'annexe I du décret du 11 <text:s/>septembre 1985 et à l'annexe I de l'Arrêté du Gouvernement Wallon du 4 juillet 2002 ;</text:p>
      <text:p text:style-name="P6"/>
      <text:p text:style-name="P4">Considérant que la demande a été déposée contre récipissé en date du <text:span text:style-name="T22"><text:text-input text:description="Date du récépissé">tool.formatDate(self.getLastDeposit().getEventDate())</text:text-input></text:span><text:span text:style-name="T22"> </text:span><text:span text:style-name="T5">;</text:span></text:p>
      <text:p text:style-name="P7"><text:span text:style-name="T21"><office:annotation><dc:creator>sde </dc:creator><dc:date>2011-08-30T09:24:33</dc:date><text:p text:style-name="P38"><text:span text:style-name="T33">do text if len(self.getAllMissingPartDeposits()) == 1</text:span></text:p></office:annotation></text:span><text:span text:style-name="T21">Considérant que cette demande était incomplète, que celle-ci a été complétée en date du </text:span><text:span text:style-name="T21"><text:text-input text:description="Date du récépissé">tool.formatDate(self.getAllMissingPartDeposits()[0].getEventDate())</text:text-input></text:span><text:span text:style-name="T21"> ;</text:span></text:p>
      <text:section text:style-name="Sect1" text:name="Section4">
        <text:p text:style-name="P4"><text:span text:style-name="T5"><office:annotation><dc:creator>sde </dc:creator><dc:date>2011-08-30T09:24:33</dc:date><text:p text:style-name="P38"><text:span text:style-name="T33">do section- for ack in self.getAllMissingPartDeposits()[:-1]</text:span></text:p></office:annotation></text:span><text:span text:style-name="T5">en date du </text:span><text:span text:style-name="T22"><text:text-input text:description="Date du récépissé">tool.formatDate(deposit.getEventDate())</text:text-input></text:span><text:span text:style-name="T22">,</text:span></text:p>
      </text:section>
      <text:p text:style-name="P4"><text:span text:style-name="T22"><office:annotation><dc:creator>sde </dc:creator><dc:date>2011-08-30T09:48:32</dc:date><text:p text:style-name="P38"><text:span text:style-name="T36">do text if len(self.getAllMissingPartDeposits()) &gt; 1</text:span></text:p></office:annotation></text:span><text:span text:style-name="T22">et en date du </text:span><text:span text:style-name="T22"><text:text-input text:description="Date du récépissé">tool.formatDate(self.getAllMissingPartDeposits()[-1].getEventDate())</text:text-input></text:span><text:span text:style-name="T22">.</text:span></text:p>
      <text:p text:style-name="P4"><text:span text:style-name="T5">Considérant que le dossier a été déclaré complet le </text:span><text:span text:style-name="T22"><text:text-input text:description="Date du récépissé">tool.formatDate(self.getLastAcknowledgment().getEventDate())</text:text-input></text:span><text:span text:style-name="T22"> par accusé de réception transmis le </text:span><text:soft-page-break/><text:span text:style-name="T22"><text:text-input text:description="Date du récépissé">tool.formatDate(self.getLastAcknowledgment().getTransmitDate())</text:text-input></text:span><text:span text:style-name="T22"> </text:span><text:span text:style-name="T5">;</text:span></text:p>
      <text:p text:style-name="P4"/>
      <text:p text:style-name="P4">Considérant qu'un certificat d'urbanisme n° 2 non périmé relatif à l'objet de la demande a été délivré en date le [DATE_CU2];</text:p>
      <text:p text:style-name="P4"/>
      <text:p text:style-name="P4">Considérant que le bien est situé en <text:span text:style-name="T22"><text:text-input text:description="Date du récépissé">self.displayValue(self.listZones(),self.getFolderZone())</text:text-input></text:span> de secteur de MONS-BORINAGE adopté par arrêté de l'Éxécutif Régional Wallon du 9 novembre 1983 (M.B. Du 15 Novembre 1984), qui n'a pas cessé de produire ses effets pour le bien précité.<text:line-break/></text:p>
      <text:p text:style-name="P4"><text:span text:style-name="T27"><office:annotation><dc:creator>sde </dc:creator><dc:date>2011-08-05T08:21:16</dc:date><text:p text:style-name="P38"><text:span text:style-name="T34">do text if self.getIsInPCA()</text:span></text:p></office:annotation></text:span>Considérant que le bien est situé en zone d'habitat dans le périmètre du plan communal d'aménagement <text:span text:style-name="T23"><text:text-input text:description="Objet des travaux">self.getPca(theObject=True).getNumber()</text:text-input></text:span><text:span text:style-name="T23"> approuvé par Arrêté </text:span><text:span text:style-name="T23"><text:text-input text:description="Objet des travaux">self.getPca(theObject=True).getDecreeType()</text:text-input></text:span><text:span text:style-name="T23"> du </text:span><text:span text:style-name="T23"><text:text-input text:description="Objet des travaux">tool.formatDate(self.getPca(theObject=True).getDecreeDate(), translatemonth=True)</text:text-input></text:span><text:span text:style-name="T23"> , qui n'a cessé de produire ses effets pour le bien précité ;<text:line-break/></text:span></text:p>
      <text:p text:style-name="P4"><text:span text:style-name="T27"><office:annotation><dc:creator>sde </dc:creator><dc:date>2011-08-05T08:21:16</dc:date><text:p text:style-name="P38"><text:span text:style-name="T34">do text if self.getIsInSubdivision()</text:span></text:p></office:annotation></text:span>Considérant que le bien est situé sur le lot n° <text:span text:style-name="T23"><text:text-input text:description="Objet des travaux">self.getSubdivisionDetails()</text:text-input></text:span> dans le périmètre du lotissement <text:span text:style-name="T23"><text:text-input text:description="Objet des travaux">self.getParcellings().getLabel()</text:text-input></text:span><text:span text:style-name="T23"> </text:span>non périmé autorisé par [APP_LOT] <text:s/>le <text:span text:style-name="T23"><text:text-input text:description="Objet des travaux">tool.formatDate(self.getParcellings().getAuthorizationDate(), translatemonth=True)</text:text-input></text:span><text:span text:style-name="T23"><text:line-break/></text:span></text:p>
      <text:p text:style-name="P4"><office:annotation><dc:creator>sde </dc:creator><dc:date>2011-08-26T08:54:52</dc:date><text:p text:style-name="P38"><text:span text:style-name="T34">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4"><office:annotation><dc:creator>sde </dc:creator><dc:date>2011-08-31T08:52:25</dc:date><text:p text:style-name="P38"><text:span text:style-name="T33">do text if 'zhcr' in self.getFolderZone()</text:span></text:p></office:annotation>Considérant que le réglement général sur les bâtisses en site rural est applicable sur le territoire où est situé le bien en vertu des articles 417 à 420 du CWATUP.<text:line-break/></text:p>
      <text:p text:style-name="P4"><office:annotation><dc:creator>sde </dc:creator><dc:date>2011-08-31T08:53:15</dc:date><text:p text:style-name="P38"><text:span text:style-name="T33">do text if self.getSSC()!=''</text:span></text:p></office:annotation>Considérant que le bien est situé en <text:span text:style-name="T5"><text:text-input text:description="Bien-Parcelles">self.getSSC()</text:text-input></text:span><text:span text:style-name="T5">  au schéma de structure communal entré en vigueur le 16 octobre 2000;<text:line-break/></text:span></text:p>
      <text:p text:style-name="P4"><text:span text:style-name="T5"><office:annotation><dc:creator>sde </dc:creator><dc:date>2011-08-31T08:53:15</dc:date><text:p text:style-name="P38"><text:span text:style-name="T33">do text if self.getRCU()!=''</text:span></text:p></office:annotation></text:span><text:span text:style-name="T5">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29">§</text:span><text:span text:style-name="T5"> 1er du Code précité ; que le bien est situé en </text:span><text:span text:style-name="T5"><text:text-input text:description="Bien-Parcelles">self.getRCU()</text:text-input></text:span><text:span text:style-name="T5">  audit réglement;<text:line-break/></text:span></text:p>
      <text:p text:style-name="P4">Considérant l'arrêté ministériel du 13 mars 2001 faisant entrer la commune en régime de décentralisation en matière d'aménagement du territoire et d'urbanisme ;<text:line-break/></text:p>
      <text:p text:style-name="P4"><office:annotation><dc:creator>sde </dc:creator><dc:date>2011-08-25T10:22:22</dc:date><text:p text:style-name="P38"><text:span text:style-name="T34">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4"><office:annotation><dc:creator>sde </dc:creator><dc:date>2011-08-26T11:59:45</dc:date><text:p text:style-name="P38"><text:span text:style-name="T34">do text if 'archeologique' in self.getProtectedBuilding()</text:span></text:p></office:annotation>Considérant qu'un certificat de patrimoine non périmé relatif à l'objet de la demande a été délivré en date du [DATE];<text:line-break/></text:p>
      <text:p text:style-name="P4"><office:annotation><dc:creator>sde </dc:creator><dc:date>2011-08-26T11:35:21</dc:date><text:p text:style-name="P38"><text:span text:style-name="T34">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4"><office:annotation><dc:creator>sde </dc:creator><dc:date>2011-08-26T11:30:24</dc:date><text:p text:style-name="P38"><text:span text:style-name="T33">do text if 'znatura2000' in self.getFolderZone()</text:span></text:p></office:annotation>Considérant que la demande de permis se rapporte à un bien situé dans le périmètre d'un site Natura <text:soft-page-break/>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4"><office:annotation><dc:creator>sde </dc:creator><dc:date>2011-08-26T13:24:09</dc:date><text:p text:style-name="P38"><text:span text:style-name="T33">do text if len(self.getCatchmentArea()) &gt; 0 and 'outside' not in </text:span><text:span text:style-name="T34">self.getCatchmentArea()</text:span></text:p></office:annotation>Considérant que la demande de permis se rapporte à un bien situé dans une zone de prise d'eau, de prévention ou de surveillance au sens du décret du 30 avril 1990 relatif à la protection et l'exploitation eaux souterraines et des eaux potabilisables modifié dernièrement par le décret du 15 avril 1999 relatif au cycle de l'eau et instituant une société publique de gestion de l'eau et par le décret du 12 décembre 2002.<text:line-break/></text:p>
      <text:p text:style-name="P4"><office:annotation><dc:creator>sde </dc:creator><dc:date>2011-08-26T13:43:57</dc:date><text:p><text:span text:style-name="T33">do text if 'nonepuration' in self.templateRoadEquipments(self.getRoadEquipments()) </text:span><text:span text:style-name="T34">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4"><text:span text:style-name="T4"><office:annotation><dc:creator>sde </dc:creator><dc:date>2011-08-26T14:27:14</dc:date><text:p><text:span text:style-name="T33">do text if 'zone-epuration-individuelle' in self.getPash()</text:span></text:p></office:annotation></text:span><text:span text:style-name="T4">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8"/>
      <text:p text:style-name="P8">[PASH 2 : RIEN COMPRIS]</text:p>
      <text:p text:style-name="P8"/>
      <text:p text:style-name="P8"><office:annotation><dc:creator>sde </dc:creator><dc:date>2011-08-31T12:25:32</dc:date><text:p text:style-name="P38"><text:span text:style-name="T33">do text if self.getImpactStudy()</text:span></text:p></office:annotation>Considérant que la demande de permis comprend une étude d'incidences sur l'environnement ;</text:p>
      <text:p text:style-name="P8"><office:annotation><dc:creator>sde </dc:creator><dc:date>2011-08-31T12:25:32</dc:date><text:p text:style-name="P38"><text:span text:style-name="T33">do text if not self.getImpactStudy()</text:span></text:p></office:annotation>Considérant que la demande de permis comprend une notice d'évaluation des incidences sur l'environnement ;</text:p>
      <text:section text:style-name="Sect1" text:name="Section6">
        <text:p text:style-name="P8"><office:annotation><dc:creator>sde </dc:creator><dc:date>2011-08-31T12:25:32</dc:date><text:p text:style-name="P38"><text:span text:style-name="T33">do section- if not self.getImpactStudy()</text:span></text:p></office:annotation><text:line-break/>Que cette notice constitue une évaluation environnementale dont il appraît, dans le cas d'espèce, qu'elle répond aux conditions et au contenu imposé sur la base de la directive 85/337/CEE t s la base de la législation applicable en région wallone ;</text:p>
        <text:p text:style-name="P8">Que par cette évaluation, l'autorité qui statue sur la demande de permis est complètement éclairée sur les impacts que le projet pourrait avoir sur l'environnement ;</text:p>
        <text:p text:style-name="P8">Considérant qu'à l'analyse du projet compte tenu des critères de sélection suivants :</text:p>
        <text:p text:style-name="P8">1° les caractèristiques du projet, considérées notamment par rapport :</text:p>
        <text:list xml:id="list392122082" text:style-name="L1">
          <text:list-item>
            <text:p text:style-name="P31">à la dimension du projet ;</text:p>
          </text:list-item>
          <text:list-item>
            <text:p text:style-name="P31">au cumul avec d'autres projets ;</text:p>
          </text:list-item>
          <text:list-item>
            <text:p text:style-name="P31">à l'utilisation des ressources naturelles ;</text:p>
          </text:list-item>
          <text:list-item>
            <text:p text:style-name="P31">à la production de déchets ;</text:p>
          </text:list-item>
          <text:list-item>
            <text:p text:style-name="P31">à la pollution et eux nuisances, en ce compris pour la santé ;</text:p>
          </text:list-item>
        </text:list>
        <text:p text:style-name="UrbanBody"/>
        <text:p text:style-name="UrbanBody"><text:soft-page-break/>2° la sensibilité environnementale des zones géographiques susceptibles d'être affectées par le projet est considéré en prenant compte :</text:p>
        <text:list xml:id="list1907083579" text:style-name="L2">
          <text:list-item>
            <text:p text:style-name="P32">l'occupation des sols existants ;</text:p>
          </text:list-item>
          <text:list-item>
            <text:p text:style-name="P32">la richesse relative, la qualité et la capacité de régénération des ressources naturelles de la zone ;</text:p>
          </text:list-item>
          <text:list-item>
            <text:p text:style-name="P32">la capacité de charge de l'environnement naturel ;</text:p>
          </text:list-item>
        </text:list>
        <text:p text:style-name="UrbanBody"/>
        <text:p text:style-name="UrbanBody">3° les incidences notables que le projet pourrait avoir sont considérées en fonction des critères énumérés aux 1° et 2°, notamment par rapport à :</text:p>
        <text:list xml:id="list602646956" text:style-name="L3">
          <text:list-item>
            <text:p text:style-name="P33">l'étendue de l'incidence (zone géographique et importance de la population affectée) ;</text:p>
          </text:list-item>
          <text:list-item>
            <text:p text:style-name="P33">la nature transfrontière de l'incidence ;</text:p>
          </text:list-item>
          <text:list-item>
            <text:p text:style-name="P33">l'ampleur et la complexité de l'incidence ;</text:p>
          </text:list-item>
          <text:list-item>
            <text:p text:style-name="P33">la probabilité de l'incidence ;</text:p>
          </text:list-item>
          <text:list-item>
            <text:p text:style-name="P33">la durée, la fréquence et la reversibilité de l'incidence ;</text:p>
          </text:list-item>
        </text:list>
        <text:p text:style-name="UrbanBody"/>
        <text:p text:style-name="UrbanBody">il apparaît que le projet n'est pas suceptible d'avoir un impact environnemental significatif négatif ; qu'une étude d'incidence n'est dès lors pas requise ;</text:p>
      </text:section>
      <text:p text:style-name="P8"/>
      <text:p text:style-name="P8"><office:annotation><dc:creator>sde </dc:creator><dc:date>2011-08-31T12:34:56</dc:date><text:p text:style-name="P38"><text:span text:style-name="T33">do text if self.getArchitects() is not None</text:span></text:p></office:annotation>Attendu que les travaux ou actes faisant l'objet de la présente ne sont pas repris aux articles 262 à 265 du Code précité  ;</text:p>
      <text:p text:style-name="P8"><office:annotation><dc:creator>sde </dc:creator><dc:date>2011-08-31T12:34:56</dc:date><text:p text:style-name="P38"><text:span text:style-name="T33">do text if self.getArchitects() is None</text:span></text:p></office:annotation>Attendu que les travaux ou actes faisant l'objet de la présente ne sont pas repris aux articles 262 à 264 du Code précité  ;</text:p>
      <text:p text:style-name="UrbanBody"><text:span text:style-name="T14"><office:annotation><dc:creator>sde </dc:creator><dc:date>2011-08-25T11:05:30</dc:date><text:p text:style-name="P38"><text:span text:style-name="T33">do text if self.getLastInquiry() is not None and </text:span><text:span text:style-name="T34">self.getLastInquiry()</text:span><text:span text:style-name="T33">.getLinkedInquiry() is not None</text:span></text:p></office:annotation></text:span><text:span text:style-name="T14"><text:line-break/></text:span><text:span text:style-name="T14">Considérant que la demande a été soumise à des mesures particulières de publicité pour le motif suivant : </text:span>article <text:text-input text:description="Numéros des articles">self.displayValue(self.listInvestigationArticles(), self.getLastInquiry().getLinkedInquiry().getInvestigationArticles())</text:text-input> du C.W.A.T.U.P.E.:</text:p>
      <text:section text:style-name="Sect1" text:name="Section1">
        <text:list xml:id="list70280178" text:style-name="L4">
          <text:list-item>
            <text:p text:style-name="P34"><text:span text:style-name="T14"><office:annotation><dc:creator>Stéphan Geulette</dc:creator><dc:date>2011-04-11T21:05:37</dc:date><text:p text:style-name="P38"><text:span text:style-name="T32">do section- for article in self.getInvestigationArticles()</text:span></text:p></office:annotation></text:span><text:span text:style-name="T15"> </text:span><text:span text:style-name="T15"><office:annotation><dc:creator>Stéphan Geulette</dc:creator><dc:date>2011-04-11T13:26:13</dc:date><text:p text:style-name="P38"><text:span text:style-name="T35">do text</text:span></text:p><text:p text:style-name="P38"><text:span text:style-name="T35">from xhtml(</text:span><text:span text:style-name="T32">self.portal_urban.decorateHTML('UrbanBody',</text:span><text:span text:style-name="T35">self.getTerm('investigationarticles', article).getFormattedDescription()))</text:span></text:p></office:annotation></text:span><text:span text:style-name="T15">ceci est remplacé par le paragraphe correspondant à l'article choisi</text:span></text:p>
          </text:list-item>
        </text:list>
      </text:section>
      <text:p text:style-name="P8"><office:annotation><dc:creator>sde </dc:creator><dc:date>2011-08-29T08:36:34</dc:date><text:p text:style-name="P38"><text:span text:style-name="T33">do text if len(self.getAllClaimsTexts()) &lt; 1</text:span></text:p></office:annotation><text:line-break/>Considérant qu'aucune réclamation n'a été introduite et qu'aucune réunion de concertation n'a été organisée ;</text:p>
      <text:p text:style-name="P8"><office:annotation><dc:creator>sde </dc:creator><dc:date>2011-08-29T08:36:34</dc:date><text:p text:style-name="P38"><text:span text:style-name="T33">do text if len(self.getAllClaimsTexts()) &gt; 0</text:span></text:p></office:annotation>Considérant que réclamations ont été introduites et qu'aucune réunion de concertation n'a été organisée ;<text:line-break/><text:line-break/>Vu l'analyse des réclamations ;<text:line-break/></text:p>
      <text:p text:style-name="P8"><office:annotation><dc:creator>sde </dc:creator><dc:date>2011-08-29T09:46:33</dc:date><text:p text:style-name="P38"><text:span text:style-name="T33">do text if len(self.getDerogation()) &gt; 0</text:span></text:p></office:annotation>Considérant que la demande de permis n'est pas conforme <text:text-input text:description="Demandeurs">self.displayValue(self.listDerogations(), self.getDerogation())</text:text-input> pour les motifs suivants :<text:line-break/><text:text-input text:description="Demandeurs">self.getDerogationDetails()</text:text-input><text:line-break/></text:p>
      <text:p text:style-name="P8"><office:annotation><dc:creator>sde </dc:creator><dc:date>2011-08-29T09:46:33</dc:date><text:p text:style-name="P38"><text:span text:style-name="T33">do text if len(self.getDerogation()) &gt; 0</text:span></text:p></office:annotation>qu'une proposition motivée de dérogation a été adressée par le Collège Communal au Fonctionnaire délégué ;</text:p>
      <text:p text:style-name="P8"><office:annotation><dc:creator>sde </dc:creator><dc:date>2011-08-29T09:46:33</dc:date><text:p text:style-name="P38"><text:span text:style-name="T33">do text if len(self.getDerogation()) &lt; 1</text:span></text:p></office:annotation>qu'une proposition motivée de dérogation n'a pas été adressée par le Collège Communal au Fonctionnaire délégué ; qu'une telle proposition n'est pas est requise</text:p>
      <text:p text:style-name="P8"/>
      <text:p text:style-name="P8">Considérant que la décision/ l'avis du Fonctionnaire délégué sur le demande de dérogation transmise par le Collège Communal en date du ... est – favorable – favorable conditonnelle – défavorable -(voir avis joint daté du ... réf ...) ; que sa décision/son avis est libellé et motivée comme suit :</text:p>
      <text:p text:style-name="P8">«  .... » ; </text:p>
      <text:p text:style-name="P8"/>
      <text:p text:style-name="P8"><text:soft-page-break/>Cosidérant que seul le gouvernement ou le Fonctionnaire délégué peut, à titre exceptionnel, accorder des dérogations ;</text:p>
      <text:p text:style-name="P8"/>
      <text:p text:style-name="P8">Considérant que la décision du Fonctionnaire délégué transmise en date du ... n'a pas été envoyée au Collège Communal dans les 35 jours de sa demande ; que la décision du Fonctionnaire délégué est réputée favorable par défaut conformément à l'article 116, <text:span text:style-name="T28">§ 5, alinéa 2 du Code précité ;<text:line-break/></text:span></text:p>
      <text:p text:style-name="P8"><text:span text:style-name="T28"><office:annotation><dc:creator>sde </dc:creator><dc:date>2011-08-29T10:19:22</dc:date><text:p text:style-name="P38"><text:span text:style-name="T33">do text if len(self.getAllOpinionRequestsNoDup()) &gt; 0</text:span></text:p></office:annotation></text:span><text:span text:style-name="T28">Considérant que les services ou commissions ci-après ont été consultés pour les motifs suivants :</text:span></text:p>
      <text:section text:style-name="Sect1" text:name="Section2">
        <text:list xml:id="list308158801" text:style-name="L5">
          <text:list-item>
            <text:p text:style-name="P35"><text:span text:style-name="T16"><office:annotation><dc:creator>sde </dc:creator><dc:date>2011-08-29T10:20:31</dc:date><text:p text:style-name="P38"><text:span text:style-name="T33">do section- for opinion in </text:span><text:span text:style-name="T34">self.getAllOpinionRequestsNoDup()</text:span></text:p></office:annotation></text:span><text:span text:style-name="T16"><text:text-input text:description="Demandeurs">opinion.getUrbaneventtypes().title[16:-1]</text:text-input></text:span><text:span text:style-name="T16"> : (motif) ... ; que son avis sollicité en date du </text:span><text:span text:style-name="T16"><text:text-input text:description="Demandeurs">tool.formatDate(opinion.getEventDate())</text:text-input></text:span><text:span text:style-name="T16"> et transmis en date </text:span><text:span text:style-name="T16"><text:text-input text:description="Demandeurs">tool.formatDate(opinion.getReceiptDate())</text:text-input></text:span><text:span text:style-name="T16">  est </text:span><text:span text:style-name="T16"><text:text-input text:description="Demandeurs">self.displayValue(opinion.listExternalDecisions(),opinion.getExternalDecision()).lower()</text:text-input></text:span><text:span text:style-name="T16">  ;</text:span></text:p>
          </text:list-item>
        </text:list>
      </text:section>
      <text:p text:style-name="P21"/>
      <text:section text:style-name="Sect1" text:name="Section5">
        <text:p text:style-name="P8"><office:annotation><dc:creator>sde </dc:creator><dc:date>2011-08-29T10:20:31</dc:date><text:p text:style-name="P38"><text:span text:style-name="T33">do section- for opinion in </text:span><text:span text:style-name="T34">self.getAllOpinionRequestsNoDup()</text:span></text:p></office:annotation><office:annotation><dc:creator>sde </dc:creator><dc:date>2011-08-31T11:38:47</dc:date><text:p text:style-name="P38"><text:span text:style-name="T33">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8">§</text:span> 2 du CWATUP, l'avis est réputé favorable ;</text:p>
        <text:p text:style-name="P8"/>
      </text:section>
      <text:p text:style-name="P21">Vu l'avis des Services Techniques sur le projet, libelé comme suit :</text:p>
      <text:section text:style-name="Sect1" text:name="Section7">
        <text:list xml:id="list1658189928" text:style-name="L6">
          <text:list-item>
            <text:p text:style-name="P36"><text:span text:style-name="T18"><office:annotation><dc:creator>sde </dc:creator><dc:date>2011-09-01T13:58:15</dc:date><text:p text:style-name="P38"><text:span text:style-name="T33">do section- for opinion in self.getAllTechnicalServiceOpinionRequestsNoDup()</text:span></text:p><text:p text:style-name="P38"><text:span text:style-name="T33"><text:s/></text:span></text:p></office:annotation></text:span><text:span text:style-name="T18">Avis ST </text:span><text:span text:style-name="T18"><text:text-input text:description="Demandeurs">opinion.getUrbaneventtypes().title.split(' ')[-1]</text:text-input></text:span><text:span text:style-name="T18"> </text:span></text:p>
          </text:list-item>
        </text:list>
        <text:list xml:id="list987179189" text:style-name="L7">
          <text:list-item>
            <text:list>
              <text:list-item>
                <text:p text:style-name="P37"><text:span text:style-name="T18"><office:annotation><dc:creator>sde </dc:creator><dc:date>2011-08-29T10:19:22</dc:date><text:p text:style-name="P38"><text:span text:style-name="T33">do text if opinion.getDecision()=='favorable'</text:span></text:p></office:annotation></text:span><text:span text:style-name="T18">AVIS FAVORABLE aux conditions reprises à l'article 1er</text:span></text:p>
              </text:list-item>
              <text:list-item>
                <text:p text:style-name="P37"><text:span text:style-name="T18"><office:annotation><dc:creator>sde </dc:creator><dc:date>2011-08-29T10:19:22</dc:date><text:p text:style-name="P38"><text:span text:style-name="T33">do text if opinion.getDecision()=='defavorable'</text:span></text:p></office:annotation></text:span><text:span text:style-name="T18">AVIS DÉFAVORABLE</text:span></text:p>
              </text:list-item>
            </text:list>
          </text:list-item>
        </text:list>
        <text:p text:style-name="P21"/>
      </text:section>
      <text:p text:style-name="P21">Considérant néanmoins que la décision du Collège Communal doit être conforme à la décision du Fonctionnaire délégué en ce qui concerne ces dérogations ;</text:p>
      <text:p text:style-name="P21"/>
      <text:p text:style-name="P21">Considérant que – la – les – dérogation(s) au ... est/sont refusée(s) ;</text:p>
      <text:p text:style-name="P21"/>
      <text:p text:style-name="P21">Considérant que le Collège Communal fait sien l'avis des Services Techniques ;</text:p>
      <text:p text:style-name="P21"/>
      <text:p text:style-name="P4"/>
      <text:p text:style-name="P5">DECIDE :</text:p>
      <text:p text:style-name="P4"/>
      <text:p text:style-name="P4"><text:span text:style-name="T6">Article I</text:span><text:span text:style-name="T19">er</text:span><text:span text:style-name="T5"> : </text:span><text:span text:style-name="T22">Le permis d'Urbanisme sollicité par</text:span><text:span text:style-name="T4"> </text:span><text:span text:style-name="T4"><text:text-input text:description="Titre du demandeur">applicantobj.getPersonTitleValue()</text:text-input></text:span><text:span text:style-name="T4"> </text:span><text:span text:style-name="T4"><text:text-input text:description="Demandeurs">self.getApplicantsSignaletic()</text:text-input></text:span><text:span text:style-name="T4"> est octroyé aux conditions suivantes :</text:span></text:p>
      <text:p text:style-name="P8"/>
      <text:p text:style-name="P8">Le demandeur devra :</text:p>
      <text:p text:style-name="P30"/>
      <text:p text:style-name="UrbanTitle2">1) Respecter ... (avis FD, avis extérieur ... !!! + impositions incendie si cas)</text:p>
      <text:p text:style-name="P9"/>
      <text:p text:style-name="UrbanTitle2">2) Prescriptions urbanistiques :</text:p>
      <text:p text:style-name="UrbanBody">- conditions éventuelles de l'urbanisme</text:p>
      <text:p text:style-name="P10"/>
      <text:p text:style-name="UrbanTitle2">3) Prescriptions techniques relatives à la voirie et aux équipements</text:p>
      <text:p text:style-name="P12"><text:span text:style-name="T4"><office:annotation><dc:creator>sde </dc:creator><dc:date>2011-08-29T11:30:00</dc:date><text:p text:style-name="P38"><text:span text:style-name="T33">do text</text:span></text:p><text:p text:style-name="P38"><text:span text:style-name="T33">from xhtml(self.portal_urban.decorateHTML('UrbanBody',self.getEquipmentAndRoadRequirements()))</text:span></text:p></office:annotation></text:span><text:span text:style-name="T4">bla</text:span></text:p>
      <text:p text:style-name="P13"/>
      <text:p text:style-name="UrbanTitle2">4) Remarques</text:p>
      <text:p text:style-name="P12"><text:span text:style-name="T25"><office:annotation><dc:creator>sde </dc:creator><dc:date>2011-08-29T11:30:00</dc:date><text:p text:style-name="P38"><text:span text:style-name="T33">do text</text:span></text:p><text:p><text:span text:style-name="T33">from xhtml(self.portal_urban.decorateHTML('UrbanBody',self.getTechnicalRemarks()))</text:span></text:p></office:annotation></text:span><text:span text:style-name="T25">bla</text:span></text:p>
      <text:p text:style-name="P13"/>
      <text:p text:style-name="UrbanTitle2">5) [CONTACTER ALEXANDRA LEGAT]</text:p>
      <text:p text:style-name="P13"/>
      <text:p text:style-name="P27"><text:soft-page-break/>6) Le demandeur respectera les conditions et recommandations de la DGRNE Cellule Sous-Sol/Géologie reprise à l'annexe 2 et prendra connaissance du fascicule d'information repris en annexe 3 .</text:p>
      <text:p text:style-name="P27"/>
      <text:p text:style-name="P13">Conformément à l'article 137, alinéa 2, du CWATUP, il est rappelé que les travaux de constructions nouvelles ou d'extension des constructions existantes ne peuvent débuter qu'après réception du procès-verbal de l'indicatio de l'implantation 30 jours calendriers avant le démarrage du chantier. <text:s/>Le demandeur accompagne sa demande écrite d'un plan d'implantation côté reprenant le levé topographique des repères visibles, implantés aux angles de la parcelle et qui seront maintenus jusqu'à l'achèvement du chantier, des chaises délimitant la future construction , des repères des niveaux ainsi que deux points de référence fixes situés en bordure de terrain permettant un contrôle a posteriori. Ce plan est dressé et signé par un géomètre expert représentant la Ville. Il est contresigné par le maître d'oeuvre, l'auteur de projet et l'entreprise qui éxécute les travaux. L'indication de l'implantation devra être respectée lors de l'érection des bâtiments et ouvrages.</text:p>
      <text:p text:style-name="P13"/>
      <text:p text:style-name="P16">Liste des géomètres agréés par le Collège Communal de la ville de Mons en date du 29 avril 2011</text:p>
      <text:p text:style-name="P13">[LISTE]</text:p>
      <text:p text:style-name="P13"/>
      <text:p text:style-name="P15">Cette liste est suceptible d'être modifiée</text:p>
      <text:p text:style-name="P13"/>
      <text:section text:style-name="Sect1" text:name="Section3">
        <text:p text:style-name="P27"><office:annotation><dc:creator>sde </dc:creator><dc:date>2011-08-29T12:03:06</dc:date><text:p><text:span text:style-name="T33">do section- if self.getPebType() == 'complete_process'</text:span></text:p></office:annotation>7) Respecter les articles 237/22<text:span text:style-name="T28">§</text:span>2-23 et 237/24<text:span text:style-name="T28">§</text:span>2-<text:span text:style-name="T28">§</text:span>3 du CWATUPE relatifs à la déclaration PEB initiale et à la déclaration PEB finale qui stipulent :<text:line-break/></text:p>
        <text:p text:style-name="UrbanBody">La déclaration P.E.B. Initiale est établie par le responsable P.E.B. Et signée par celui-ci et le déclarant. L'envoi visé à l'article 134, alinéa 1er, comprend la déclaration P.E.B. Initiale.<text:line-break/></text:p>
        <text:p text:style-name="UrbanBody">La déclaration finale est établie par le responsable P.E.B. et signée par celui-ci et le déclarant. Elle est adressée par le déclarant, par envoi, au collège communal ou déposée, contre récépissé, à la maison communale :<text:line-break/>- dans les six mois de la réception des actes et travaux ou,<text:line-break/>- à défaut de réception, dans les dix-huit mois, soit de l'occupation du bâtiment, soit de l'achèvement du chantier. La survenance du premier de ces deux évènements constitue le point de départ du délai de dix-huit mois.<text:line-break/>Dans le même délai, le déclarant adresse, par envoi au fonctionnaire délégué, une copie de déclaration P.E.B. finale.</text:p>
      </text:section>
      <text:p text:style-name="UrbanBody"/>
      <text:p text:style-name="P13">Article 134 – Le titulaire du permis avertit, par lettre recommandée, le Collège Communal (Grand Place, 22 à Mons) et le Fonctionnaire Délégué (Place du Béguinage, 16 à Mons) du commencement des travaux ou des actes permis, 15 jours avant d'entamer ces travaux et actes.</text:p>
      <text:p text:style-name="P13"/>
      <text:p text:style-name="P20">Un avis indiquant que le permis a été délivré (ou que les actes et travaux font l'objet du dispositif du jugement visé à l'article 155, §5, - Décret du 24 mai 2007, art 1er) est affiché sur le terrain à front de voirie et lisible à partir de celle-ci, par les soins du demandeur, soit lorsqu'il s'agit de travaux, avant l'ouverture du chantier et pendant toute la durée de ce der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text:s/>le jugement visé à l'article 155, §5, - Décret du 24 mai 2007, art. 1er) doit se trouver en permanence à la disposition des agents désignés à l'article 156 à l'endroit où les travaux sont éxécutés et les actes accomplis.</text:p>
      <text:p text:style-name="P20"/>
      <text:p text:style-name="P14">Le présent permis est délivré sans préjudice au droit éventuel des tiers.</text:p>
      <text:p text:style-name="P14"><text:soft-page-break/></text:p>
      <text:p text:style-name="P17">Article 2.<text:span text:style-name="T1"> - Expédition de la présente décision est transmise au demandeur et Fonctionnaire Délégué aux fins de l'exercice éventuel par celui-ci de son droit de recours.</text:span></text:p>
      <text:p text:style-name="P14">Le destinataire de l'acte peut introduire un recours auprès du Gouvernement par envoi recommandé à la poste dans les trente jours de la réception de la décision du collège des Bourgmestre et Echevins.</text:p>
      <text:p text:style-name="P14">Est jointe au recours, une copie des plans de la demande de permis et de la décision dont recours. Le recours est introduit à l'adresse du directeur général de la direction générale de l'aménagement du territoire, du logement et du patrimoine.</text:p>
      <text:p text:style-name="P14"/>
      <text:p text:style-name="P17">Article 3.<text:span text:style-name="T1"> - Le présent permis ne dispense pas de l'obligation de solliciter les autorisations du permis <text:s/>imposés par d'autres lois ou règlements, notamment la réglementation sur le travail.</text:span></text:p>
      <text:p text:style-name="P14"/>
      <text:p text:style-name="P14"/>
      <text:p text:style-name="P14">A MONS, le</text:p>
      <text:p text:style-name="P14"/>
      <text:p text:style-name="P17"><text:span text:style-name="T3"><office:annotation><dc:creator>sde </dc:creator><dc:date>2011-07-27T10:02:32</dc:date><text:p text:style-name="P38"><text:span text:style-name="T31">do text</text:span></text:p><text:p text:style-name="P38"><text:span text:style-name="T32">from document(at=signatures, format='odt')</text:span></text:p></office:annotation></text:span><text:span text:style-name="T3">Import depuis signatures.odt</text:span></text:p>
      <text:p text:style-name="P26"/>
      <text:p text:style-name="P4">ANNEXE</text:p>
      <text:p text:style-name="P4">EXTRAITS DU C.W.A.T.U.P.E.</text:p>
      <text:p text:style-name="P4">Code Wallon de l’Aménagement du Territoire, de l’Urbanisme, du Patrimoine et de l’Energie</text:p>
      <text:p text:style-name="P4"/>
      <text:p text:style-name="P4"/>
      <text:p text:style-name="UrbanTitle2"><text:span text:style-name="Character_20_Style_20_1"><text:span text:style-name="T12">VOIES DE RECOURS</text:span></text:span></text:p>
      <text:p text:style-name="UrbanBody"><text:span text:style-name="Character_20_Style_20_1"><text:span text:style-name="T9">Art. 119 § 1</text:span></text:span></text:p>
      <text:p text:style-name="UrbanBody"><text:span text:style-name="Character_20_Style_20_1"><text:span text:style-name="T13"/></text:span></text:p>
      <text:p text:style-name="UrbanBody"><text:span text:style-name="Character_20_Style_20_1"><text:span text:style-name="T13">Le demandeur peut introduire un recours motivé auprès du Gouvernement par envoi recommandé à la poste :</text:span></text:span></text:p>
      <text:p text:style-name="UrbanBody"><text:span text:style-name="Character_20_Style_20_1"><text:span text:style-name="T13"/></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text:span></text:p>
      <text:p text:style-name="UrbanBody"><text:span text:style-name="Character_20_Style_20_1"><text:span text:style-name="T13">3° après quarante-cinq jours à dater de son envoi visé à l’article 118, alinéa 1</text:span></text:span><text:span text:style-name="Character_20_Style_20_1"><text:span text:style-name="T17">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19"/>
      <text:p text:style-name="UrbanBody"><text:span text:style-name="Character_20_Style_20_1"><text:span text:style-name="T13">Dans les cas visés à l’article 108, le recours est adressé par envoi au Gouvernement par le Fonctionnaire Délégué dans les trente jours de la réception de la décision du Collège communal visée à l’article 117.</text:span></text:span></text:p>
      <text:p text:style-name="P19"/>
      <text:p text:style-name="UrbanBody"><text:span text:style-name="Character_20_Style_20_1"><text:span text:style-name="T13">Les recours visés au présent paragraphe, de même que les délais pour former recours, sont suspensifs. Ils sont adressés par envoi <text:s/>simultanément au demandeur et, selon le cas au Fonctionnaire Délégué ou au collège communal.</text:span></text:span></text:p>
      <text:p text:style-name="P4"/>
      <text:p text:style-name="UrbanTitle2">EXECUTION DU PERMIS</text:p>
      <text:p text:style-name="UrbanBody"><text:span text:style-name="Character_20_Style_20_1"><text:span text:style-name="T9">Art. 108 § 1. </text:span></text:span></text:p>
      <text:p text:style-name="UrbanBody"><text:span text:style-name="Character_20_Style_20_1"><text:span text:style-name="T9"/></text:span></text:p>
      <text:p text:style-name="UrbanBody"><text:span text:style-name="Character_20_Style_20_1"><text:span text:style-name="T10">Le fonctionnaire délégué est tenu de vérifier que : </text:span></text:span></text:p>
      <text:p text:style-name="UrbanBody"><text:span text:style-name="Character_20_Style_20_1"><text:span text:style-name="T10"/></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0"/></text:span></text:p>
      <text:p text:style-name="UrbanBody"><text:span text:style-name="Character_20_Style_20_1"><text:span text:style-name="T10">2° le permis est motivé ;</text:span></text:span></text:p>
      <text:p text:style-name="UrbanBody"><text:span text:style-name="Character_20_Style_20_1"><text:span text:style-name="T10"/></text:span></text:p>
      <text:p text:style-name="UrbanBody"><text:span text:style-name="Character_20_Style_20_1"><text:span text:style-name="T10">3° le permis est conforme aux dispositions à valeur contraignante prises en vertu du Code ou, à</text:span></text:span></text:p>
      <text:p text:style-name="UrbanBody"><text:span text:style-name="Character_20_Style_20_1"><text:span text:style-name="T10"><text:s/>défaut, à la dérogation accordée en application des articles 110 à 113 ;</text:span></text:span></text:p>
      <text:p text:style-name="UrbanBody"><text:span text:style-name="Character_20_Style_20_1"><text:span text:style-name="T10"/></text:span></text:p>
      <text:p text:style-name="UrbanBody"><text:span text:style-name="Character_20_Style_20_1"><text:span text:style-name="T10">4° le permis est conforme aux dispositions à valeur indicative prises en vertu du Code ou, à défaut, qu'il est dûment motivé ;</text:span></text:span></text:p>
      <text:p text:style-name="UrbanBody"><text:span text:style-name="Character_20_Style_20_1"><text:span text:style-name="T10"/></text:span></text:p>
      <text:p text:style-name="UrbanBody"><text:span text:style-name="Character_20_Style_20_1"><text:span text:style-name="T10">5° le permis est conforme</text:span></text:span><text:span text:style-name="Character_20_Style_20_1"><text:span text:style-name="T11">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UrbanBody"><text:span text:style-name="Character_20_Style_20_1"><text:span text:style-name="T13"/></text:span></text:p>
      <text:p text:style-name="P19"><text:span text:style-name="T26">A défaut pour le permis de satisfaire aux points 1° à 5° de l'alinéa précédent, le fonctionnaire </text:span><text:soft-page-break/><text:span text:style-name="T24">délégué suspend la décision du collège communal.</text:span></text:p>
      <text:p text:style-name="P18"/>
      <text:p text:style-name="P19">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19"/>
      <text:p text:style-name="P19">Dans l’envoi au collège communal, le Fonctionnaire Délégué invite celui-ci à retirer sa décision.</text:p>
      <text:p text:style-name="P19"/>
      <text:p text:style-name="P19">A défaut de retrait, le Gouvernement <text:s/>peut lever la suspension ou annuler le permis.</text:p>
      <text:p text:style-name="P19"/>
      <text:p text:style-name="P19">Dans les quarante jours de la réception de la suspension, le Gouvernement notifie la levée de la suspension ou l’annulation du permis, par envoi du demandeur, au collège communal et au Fonctionnaire Délégué.</text:p>
      <text:p text:style-name="P19"/>
      <text:p text:style-name="P19"><text:span text:style-name="T26">A défaut de notification dans le délai, le permis est annulé( – Décret-programme du 03 février 2005, art.71,al. 1</text:span><text:span text:style-name="T20">er</text:span><text:span text:style-name="T26">).</text:span></text:p>
      <text:p text:style-name="P11"/>
      <text:p text:style-name="P11">Art. 108 § 2 .</text:p>
      <text:p text:style-name="P11"/>
      <text:p text:style-name="P19">Le Fonctionnaire Délégué peut ( …- Décret-programme du 03 février 2005, art.71,al. 2) introduire un recours motivé auprès du Gouvernement</text:p>
      <text:p text:style-name="P19"/>
      <text:p text:style-name="P19">1° lorsque la décision du Collège Communale est divergente de l’avis émis par la Commission Communale dans le cadre d’une consultation obligatoire de celle-ci ;</text:p>
      <text:p text:style-name="P19"/>
      <text:p text:style-name="P19">2° en l'absence de Commission communale, lorsqu'à l'occasion de l'enquête publique organisée en applicatio du présent code, soit :</text:p>
      <text:p text:style-name="P4"/>
      <text:p text:style-name="P4"><text:span text:style-name="Character_20_Style_20_1"><text:span text:style-name="T30">- ving-cinq personnes inscrites au registre de la populationde la commune où le projet est situé s'il s'agit d'une commune comptant moins de dix mille habitants ;</text:span></text:span></text:p>
      <text:p text:style-name="P4"><text:span text:style-name="Character_20_Style_20_1"><text:span text:style-name="T30"/></text:span></text:p>
      <text:p text:style-name="P4"><text:span text:style-name="Character_20_Style_20_1"><text:span text:style-name="T30">- cinquante personnes inscrites au registre de la populationde la commune où le projet est situé s'il s'agit d'une commune comptant de dix mille à vingt-cinq mille habitants ;</text:span></text:span></text:p>
      <text:p text:style-name="P4"><text:span text:style-name="Character_20_Style_20_1"><text:span text:style-name="T30"/></text:span></text:p>
      <text:p text:style-name="P4"><text:span text:style-name="Character_20_Style_20_1"><text:span text:style-name="T30">- cent personnes inscrites au registre de la populationde la commune où le projet est situé s'il s'agit d'une commune comptant de vingt-cinq mille à cinquante mille habitants ;</text:span></text:span></text:p>
      <text:p text:style-name="P4"><text:span text:style-name="Character_20_Style_20_1"><text:span text:style-name="T30"/></text:span></text:p>
      <text:p text:style-name="P4"><text:span text:style-name="Character_20_Style_20_1"><text:span text:style-name="T30">- deux cent personnes inscrites au registre de la populationde la commune où le projet est situé s'il s'agit d'une commune comptant de cinquante à <text:s/>cent mille habitants ;</text:span></text:span></text:p>
      <text:p text:style-name="P4"><text:span text:style-name="Character_20_Style_20_1"><text:span text:style-name="T30"/></text:span></text:p>
      <text:p text:style-name="P4"><text:span text:style-name="Character_20_Style_20_1"><text:span text:style-name="T30">- trois cent personnes inscrites au registre de la populationde la commune où le projet est situé s'il s'agit d'une commune comptant plus de cent mille habitants ;</text:span></text:span></text:p>
      <text:p text:style-name="P24"/>
      <text:p text:style-name="P23">ont émis des observations individuelles et motivée relatives au projet durant ladite enquête et que ces observations ne sont pas rencontrées par la décision du collège ;</text:p>
      <text:p text:style-name="P23"/>
      <text:p text:style-name="P23">3° lorsque le Gouvernement a décidé la révision du plan communal d'aménagement ou l'établissement d'un plan communal d'aménagement ayant pour effet de réviser ou d'annuler tout ou une partie d'un permis de lotir.</text:p>
      <text:p text:style-name="P23"><text:soft-page-break/></text:p>
      <text:p text:style-name="P23">Le permis doit reproduire le présent article.</text:p>
      <text:p text:style-name="P23"/>
      <text:p text:style-name="P28">PÉREMPTION DU PERMIS</text:p>
      <text:p text:style-name="P11">Art. 86 § 1.</text:p>
      <text:p text:style-name="P11"/>
      <text:p text:style-name="P19">Si dans les deux ans de l'envoi du permis d'urbanisme, le bénéficiaire n'a pas commencé les travaux de manière significative, le permis est périmé.</text:p>
      <text:p text:style-name="P19"/>
      <text:p text:style-name="P11">Art. 86 § 2.</text:p>
      <text:p text:style-name="P19"/>
      <text:p text:style-name="P19">Le permis est périmé pour la partie restante des travaux si ceux-ci n'ont pas été entièrement éxécutés dans les cinq ans de son envoi, sauf si leur réalisation est autorisée par phases. Dans ce cas, le permis détermine le point de départ du délai de péremption pour chaque phase autre que la première.</text:p>
      <text:p text:style-name="P19"/>
      <text:p text:style-name="P19">La péremption du permis s'opère de plein de droit.</text:p>
      <text:p text:style-name="P28"/>
      <text:p text:style-name="P28">PROROGATION DU PERMIS</text:p>
      <text:p text:style-name="P11">Art. 86 § 3.</text:p>
      <text:p text:style-name="P11"/>
      <text:p text:style-name="P19">A la demande du bénéficiaire du permis d'urbanisme, celui-ci est prorogé pour une période d'un an. Cette demande est introduite trente jours avant l'expiration du délai de péremption visé au paragraphe 1er.</text:p>
      <text:p text:style-name="P19"/>
      <text:p text:style-name="P19">La prorogation est accordée par le Collège Communal. Toutefois, dans le cas visé à l'article 127, la prorogation est accordée par le Gouvernment ou le fonctionnaire délégué – Décret du 18 juillet 2002, art. 36Bis).</text:p>
      <text:p text:style-name="P28"/>
      <text:p text:style-name="P28">CERTIFICATION DE LA CONFORMITÉ DES TRAVAUX</text:p>
      <text:p text:style-name="P11">Art. 139.</text:p>
      <text:p text:style-name="P28"/>
      <text:p text:style-name="P29">Selon les dispositions que peut arrêter le Gouvernement, dans le délai de soixante jours à dater de la requête que le titulaire du permis ou le propriétaire du bien adresse simultanément au collège communal et au fonctionnaire délégué , il est dressé une déclaration certifiant que :</text:p>
      <text:p text:style-name="P29"/>
      <text:p text:style-name="P29">1° les travaux sont ou ne sont pas achevés dans le délai endéans lequel ils devaient être achevés ;</text:p>
      <text:p text:style-name="P29"/>
      <text:p text:style-name="P29">2° les travaux ont ou n'ont pas été exécutés en conformité avec le permis délivré.</text:p>
      <text:p text:style-name="P29"/>
      <text:p text:style-name="P29">Si les travaux ne sont pas achevés dans le délai ou ne sont pas conformes au permis délivré, la déclaration soit, selon le cas, contenir la liste des travaux qui n'ont pas été exécutés ou indiquer en quoi le permis n'a pas été respecté – Décret – programme du 3 février 2005, art. 93).</text:p>
      <text:p text:style-name="P28"/>
      <text:p text:style-name="P28">DISPOSITIONS PARTICULIÈRES APPLICABLES AUX CONSTRUCTIONS GROUPÉES</text:p>
      <text:p text:style-name="P11">Art. 126.</text:p>
      <text:p text:style-name="P25"/>
      <text:p text:style-name="P22">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text:soft-page-break/>partage, de constitution d'emphytéose ou de superficie, ou de location pour plus de neuf ans, portant sur tout ou partie de ces biens : </text:p>
      <text:p text:style-name="P22"/>
      <text:p text:style-name="P22">1° à un certificat délivré dans les conditions visées à l'article 95, alinéa 1er ;</text:p>
      <text:p text:style-name="P22"/>
      <text:p text:style-name="P22">2° à un acte division dressé par le notaire fixant les prescriptions urbanistiques de l'ensemble et les modalités de gestion des parties communes.</text:p>
      <text:p text:style-name="P22"/>
      <text:p text:style-name="P22">Le permis mentionne les phases éventuelles de réalisation des constructions en précisant le début de chaque phase.</text:p>
      <text:p text:style-name="P22"/>
      <text:p text:style-name="P22">Lorsque le permis implique l'ouverture de nouvelles voies de communication, la modification du tracé de voies de communication communales existantes, l'élargissement ou la suppression de celles-ci, la délivrance du permis est subordonnée à l'application des dispositions visées aux articles 128 et 129 – Décret du 6 mai 1999, art. 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_28_Web_29_" style:display-name="Normal (Web)" style:family="paragraph" style:parent-style-name="Standard">
      <style:paragraph-properties fo:margin-top="0.494cm" fo:margin-bottom="0.494cm"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09-02T07:55:45</dc:date>
    <dc:creator>sde </dc:creator>
    <meta:editing-duration>P2DT1H20M58S</meta:editing-duration>
    <meta:editing-cycles>301</meta:editing-cycles>
    <meta:generator>LibreOffice/3.3$Unix LibreOffice_project/330m19$Build-301</meta:generator>
    <meta:document-statistic meta:table-count="0" meta:image-count="0" meta:object-count="0" meta:page-count="11" meta:paragraph-count="175" meta:word-count="3873" meta:character-count="24787"/>
  </office:meta>
</office:document-meta>
</file>